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7/content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5" manifest:media-type="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to1" text:anchor-type="paragraph" svg:x="-0.012cm" svg:y="0.377cm" svg:width="7.865cm" svg:height="1.806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to2" text:anchor-type="paragraph" svg:x="9.86cm" svg:y="0.485cm" svg:width="6.773cm" svg:height="1.80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Objeto4" text:anchor-type="paragraph" svg:x="18.477cm" svg:y="0.014cm" svg:width="7.865cm" svg:height="1.35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1" draw:name="Objeto3" text:anchor-type="paragraph" svg:x="4.535cm" svg:y="3.173cm" svg:width="6.773cm" svg:height="1.80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<draw:frame draw:style-name="fr1" draw:name="Objeto5" text:anchor-type="paragraph" svg:x="18.411cm" svg:y="1.852cm" svg:width="7.865cm" svg:height="2.26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<draw:frame draw:style-name="fr1" draw:name="Objeto6" text:anchor-type="paragraph" svg:x="4.39cm" svg:y="4.731cm" svg:width="7.13cm" svg:height="4.066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1" draw:name="Objeto7" text:anchor-type="paragraph" svg:x="15.072cm" svg:y="4.928cm" svg:width="7.13cm" svg:height="1.806cm" draw:z-index="6"><draw:object xlink:href="./Object 7" xlink:type="simple" xlink:show="embed" xlink:actuate="onLoad"/><draw:image xlink:href="./ObjectReplacements/Object 7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21:47:47.837925001</meta:creation-date>
    <dc:date>2020-03-12T21:56:33.718640412</dc:date>
    <meta:editing-duration>PT8M46S</meta:editing-duration>
    <meta:editing-cycles>1</meta:editing-cycles>
    <meta:document-statistic meta:table-count="0" meta:image-count="0" meta:object-count="7" meta:page-count="1" meta:paragraph-count="0" meta:word-count="0" meta:character-count="0" meta:non-whitespace-character-count="0"/>
    <meta:generator>LibreOffice/5.1.6.2$Linux_x86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number-columns-repeated="2" table:default-cell-style-name="ce4"/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Candidato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texto</text:p>
          </table:table-cell>
          <table:table-cell/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exto</text:p>
          </table:table-cell>
          <table:table-cell/>
        </table:table-row>
        <table:table-row table:style-name="ro1">
          <table:table-cell office:value-type="string" calcext:value-type="string">
            <text:p>nascimento</text:p>
          </table:table-cell>
          <table:table-cell office:value-type="string" calcext:value-type="string">
            <text:p>data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00/00/0000</text:date>, <text:time style:data-style-name="N2" text:time-value="21:49:03.6431621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7" table:default-cell-style-name="Default"/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3" table:number-rows-spanned="1">
            <text:p>prova</text:p>
          </table:table-cell>
          <table:covered-table-cell table:number-columns-repeated="2" table:style-name="ce4"/>
        </table:table-row>
        <table:table-row table:style-name="ro1">
          <table:table-cell table:number-columns-repeated="4"/>
          <table:table-cell table:style-name="ce4" office:value-type="string" calcext:value-type="string">
            <text:p>codigo</text:p>
          </table:table-cell>
          <table:table-cell table:style-name="ce4" office:value-type="string" calcext:value-type="string">
            <text:p>inteiro</text:p>
          </table:table-cell>
          <table:table-cell table:style-name="ce4" office:value-type="string" calcext:value-type="string">
            <text:p>PK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texto</text:p>
          </table:table-cell>
          <table:table-cell table:style-name="ce4"/>
        </table:table-row>
        <table:table-row table:style-name="ro1">
          <table:table-cell table:number-columns-repeated="4"/>
          <table:table-cell table:style-name="ce4" office:value-type="string" calcext:value-type="string">
            <text:p>ano</text:p>
          </table:table-cell>
          <table:table-cell table:style-name="ce4" office:value-type="string" calcext:value-type="string">
            <text:p>inteiro</text:p>
          </table:table-cell>
          <table:table-cell table:style-name="ce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00/00/0000</text:date>, <text:time style:data-style-name="N2" text:time-value="21:49:41.3945541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4" table:default-cell-style-name="Default"/>
        <table:table-column table:style-name="co1" table:number-columns-repeated="3" table:default-cell-style-name="ce4"/>
        <table:table-row table:style-name="ro1" table:number-rows-repeated="2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3" table:number-rows-spanned="1">
            <text:p>CandidatoProva</text:p>
          </table:table-cell>
          <table:covered-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scrica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PK F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va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PK FK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ta</text:p>
          </table:table-cell>
          <table:table-cell office:value-type="string" calcext:value-type="string">
            <text:p>real</text:p>
          </table:table-cell>
          <table:table-cell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00/00/0000</text:date>, <text:time style:data-style-name="N2" text:time-value="21:50:13.7555088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21">
          <table:table-cell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universidade</text:p>
          </table:table-cell>
          <table:covered-table-cell table:number-columns-repeated="2" table:style-name="ce4"/>
        </table:table-row>
        <table:table-row table:style-name="ro1">
          <table:table-cell table:style-name="ce4" office:value-type="string" calcext:value-type="string">
            <text:p>codigo</text:p>
          </table:table-cell>
          <table:table-cell table:style-name="ce4" office:value-type="string" calcext:value-type="string">
            <text:p>inteiro</text:p>
          </table:table-cell>
          <table:table-cell table:style-name="ce4" office:value-type="string" calcext:value-type="string">
            <text:p>PK</text:p>
          </table:table-cell>
        </table:table-row>
        <table:table-row table:style-name="ro1"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texto</text:p>
          </table:table-cell>
          <table:table-cell table:style-name="ce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00/00/0000</text:date>, <text:time style:data-style-name="N2" text:time-value="21:51:40.7254737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12">
          <table:table-cell table:number-columns-repeated="3"/>
        </table:table-row>
        <table:table-row table:style-name="ro1">
          <table:table-cell table:style-name="ce3" office:value-type="string" calcext:value-type="string" table:number-columns-spanned="3" table:number-rows-spanned="1">
            <text:p>curso</text:p>
          </table:table-cell>
          <table:covered-table-cell table:number-columns-repeated="2" table:style-name="ce4"/>
        </table:table-row>
        <table:table-row table:style-name="ro1">
          <table:table-cell office:value-type="string" calcext:value-type="string">
            <text:p>codigo</text:p>
          </table:table-cell>
          <table:table-cell table:style-name="ce4" office:value-type="string" calcext:value-type="string">
            <text:p>inteiro</text:p>
          </table:table-cell>
          <table:table-cell table:style-name="ce4" office:value-type="string" calcext:value-type="string">
            <text:p>PK</text:p>
          </table:table-cell>
        </table:table-row>
        <table:table-row table:style-name="ro1"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text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qtdvagas</text:p>
          </table:table-cell>
          <table:table-cell table:style-name="ce4" office:value-type="string" calcext:value-type="string">
            <text:p>inteiro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universidade</text:p>
          </table:table-cell>
          <table:table-cell table:style-name="ce4" office:value-type="string" calcext:value-type="string">
            <text:p>inteiro</text:p>
          </table:table-cell>
          <table:table-cell table:style-name="ce4" office:value-type="string" calcext:value-type="string">
            <text:p>FK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00/00/0000</text:date>, <text:time style:data-style-name="N2" text:time-value="21:52:11.7188398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column table:style-name="co2" table:default-cell-style-name="ce4"/>
        <table:table-column table:style-name="co1" table:number-columns-repeated="2" table:default-cell-style-name="ce4"/>
        <table:table-row table:style-name="ro1" table:number-rows-repeated="2">
          <table:table-cell table:number-columns-repeated="8"/>
          <table:table-cell table:style-name="Default" table:number-columns-repeated="3"/>
        </table:table-row>
        <table:table-row table:style-name="ro1">
          <table:table-cell table:number-columns-repeated="8"/>
          <table:table-cell table:style-name="ce3" office:value-type="string" calcext:value-type="string" table:number-columns-spanned="3" table:number-rows-spanned="1">
            <text:p>candidatoCurso</text:p>
          </table:table-cell>
          <table:covered-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inscrica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urso</text:p>
          </table:table-cell>
          <table:table-cell office:value-type="string" calcext:value-type="string">
            <text:p>inteiro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pção</text:p>
          </table:table-cell>
          <table:table-cell office:value-type="string" calcext:value-type="string">
            <text:p>letra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indio</text:p>
          </table:table-cell>
          <table:table-cell office:value-type="string" calcext:value-type="string">
            <text:p>logico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corpele</text:p>
          </table:table-cell>
          <table:table-cell office:value-type="string" calcext:value-type="string">
            <text:p>logico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baixaRenda</text:p>
          </table:table-cell>
          <table:table-cell office:value-type="string" calcext:value-type="string">
            <text:p>logico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escolaPublica</text:p>
          </table:table-cell>
          <table:table-cell office:value-type="string" calcext:value-type="string">
            <text:p>logico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eficiencia</text:p>
          </table:table-cell>
          <table:table-cell office:value-type="string" calcext:value-type="string">
            <text:p>logico</text:p>
          </table:table-cell>
          <table:table-cell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00/00/0000</text:date>, <text:time style:data-style-name="N2" text:time-value="21:54:54.8663844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8"/>
          <table:table-cell table:style-name="ce3" office:value-type="string" calcext:value-type="string" table:number-columns-spanned="3" table:number-rows-spanned="1">
            <text:p>cursoProva</text:p>
          </table:table-cell>
          <table:covered-table-cell table:number-columns-repeated="2" table:style-name="ce4"/>
        </table:table-row>
        <table:table-row table:style-name="ro1">
          <table:table-cell table:number-columns-repeated="8"/>
          <table:table-cell table:style-name="ce4" office:value-type="string" calcext:value-type="string">
            <text:p>curso</text:p>
          </table:table-cell>
          <table:table-cell table:style-name="ce4" office:value-type="string" calcext:value-type="string">
            <text:p>inteiro</text:p>
          </table:table-cell>
          <table:table-cell table:style-name="ce4" office:value-type="string" calcext:value-type="string">
            <text:p>PK FK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prova</text:p>
          </table:table-cell>
          <table:table-cell table:style-name="ce4" office:value-type="string" calcext:value-type="string">
            <text:p>inteiro</text:p>
          </table:table-cell>
          <table:table-cell table:style-name="ce4" office:value-type="string" calcext:value-type="string">
            <text:p>PK FK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peso</text:p>
          </table:table-cell>
          <table:table-cell table:style-name="ce4" office:value-type="string" calcext:value-type="string">
            <text:p>real</text:p>
          </table:table-cell>
          <table:table-cell table:style-name="ce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00/00/0000</text:date>, <text:time style:data-style-name="N2" text:time-value="21:55:55.7106109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